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mo" svg:font-family="Jetmo" style:font-adornments="Itálica"/>
    <style:font-face style:name="Lohit Devanagari1" svg:font-family="'Lohit Devanagari'"/>
    <style:font-face style:name="JetBrains Mono1" svg:font-family="'JetBrains Mono'" style:font-adornments="Normal" style:font-pitch="fixed"/>
    <style:font-face style:name="JetBrains Mono" svg:font-family="'JetBrains Mono'" style:font-family-generic="modern" style:font-pitch="fixed"/>
    <style:font-face style:name="JetBrains Mono2" svg:font-family="'JetBrains Mono'" style:font-adornments="Normal" style:font-family-generic="modern" style:font-pitch="fixed"/>
    <style:font-face style:name="JetBrains Mono Medium" svg:font-family="'JetBrains Mono Medium'"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21_Enunciado">
      <style:text-properties fo:font-weight="normal" style:font-weight-asian="normal" style:font-weight-complex="normal"/>
    </style:style>
    <style:style style:name="P2" style:family="paragraph" style:parent-style-name="_21_Enunciado">
      <style:text-properties fo:font-weight="normal" officeooo:paragraph-rsid="0024ac08" style:font-weight-asian="normal" style:font-weight-complex="normal"/>
    </style:style>
    <style:style style:name="P3" style:family="paragraph" style:parent-style-name="_21_Enunciado">
      <style:text-properties fo:font-weight="normal" officeooo:paragraph-rsid="0025b69b" style:font-weight-asian="normal" style:font-weight-complex="normal"/>
    </style:style>
    <style:style style:name="P4" style:family="paragraph" style:parent-style-name="_21_Enunciado">
      <style:text-properties fo:font-weight="normal" officeooo:paragraph-rsid="002aa835" style:font-weight-asian="normal" style:font-weight-complex="normal"/>
    </style:style>
    <style:style style:name="P5" style:family="paragraph" style:parent-style-name="_21_Enunciado">
      <style:text-properties fo:font-weight="normal" officeooo:paragraph-rsid="002de33d" style:font-weight-asian="normal" style:font-weight-complex="normal"/>
    </style:style>
    <style:style style:name="P6" style:family="paragraph" style:parent-style-name="_21_Enunciado">
      <style:text-properties fo:font-weight="normal" officeooo:paragraph-rsid="003117c0" style:font-weight-asian="normal" style:font-weight-complex="normal"/>
    </style:style>
    <style:style style:name="P7" style:family="paragraph" style:parent-style-name="_21_Enunciado">
      <style:text-properties officeooo:rsid="00350c37" officeooo:paragraph-rsid="00350c37"/>
    </style:style>
    <style:style style:name="P8" style:family="paragraph" style:parent-style-name="_21_Enunciado">
      <style:text-properties officeooo:rsid="0037e786" officeooo:paragraph-rsid="0037e786"/>
    </style:style>
    <style:style style:name="P9" style:family="paragraph" style:parent-style-name="_21_Enunciado">
      <style:text-properties officeooo:rsid="00425e25" officeooo:paragraph-rsid="00425e25"/>
    </style:style>
    <style:style style:name="P10" style:family="paragraph" style:parent-style-name="_21_Enunciado">
      <style:text-properties officeooo:rsid="004728e7" officeooo:paragraph-rsid="004728e7"/>
    </style:style>
    <style:style style:name="P11" style:family="paragraph" style:parent-style-name="_21_Enunciado">
      <style:text-properties officeooo:rsid="004ac11e" officeooo:paragraph-rsid="0048d721"/>
    </style:style>
    <style:style style:name="P12" style:family="paragraph" style:parent-style-name="_21_Enunciado">
      <style:text-properties officeooo:rsid="004b8835" officeooo:paragraph-rsid="004b8835"/>
    </style:style>
    <style:style style:name="P13" style:family="paragraph" style:parent-style-name="_21_Enunciado">
      <style:text-properties officeooo:rsid="005325c6" officeooo:paragraph-rsid="005325c6"/>
    </style:style>
    <style:style style:name="P14" style:family="paragraph" style:parent-style-name="_21_Enunciado">
      <style:text-properties officeooo:rsid="00557256" officeooo:paragraph-rsid="00557256"/>
    </style:style>
    <style:style style:name="P15" style:family="paragraph" style:parent-style-name="_21_Enunciado">
      <style:text-properties officeooo:rsid="0056453c" officeooo:paragraph-rsid="0056453c"/>
    </style:style>
    <style:style style:name="P16" style:family="paragraph" style:parent-style-name="_21_Enunciado">
      <style:text-properties officeooo:rsid="00571a69" officeooo:paragraph-rsid="00571a69"/>
    </style:style>
    <style:style style:name="P17" style:family="paragraph" style:parent-style-name="_21_Enunciado">
      <style:text-properties officeooo:rsid="005b3d42" officeooo:paragraph-rsid="005b3d42"/>
    </style:style>
    <style:style style:name="P18" style:family="paragraph" style:parent-style-name="_21_Enunciado">
      <style:text-properties officeooo:rsid="005bcc87" officeooo:paragraph-rsid="005bcc87"/>
    </style:style>
    <style:style style:name="P19" style:family="paragraph" style:parent-style-name="_21_Enunciado">
      <style:text-properties officeooo:rsid="005d41c8" officeooo:paragraph-rsid="005d41c8"/>
    </style:style>
    <style:style style:name="P20" style:family="paragraph" style:parent-style-name="_21_Enunciado">
      <style:text-properties officeooo:rsid="005ec636" officeooo:paragraph-rsid="005ec636"/>
    </style:style>
    <style:style style:name="P21" style:family="paragraph" style:parent-style-name="_21_Respuesta">
      <style:text-properties officeooo:rsid="0024ac08" officeooo:paragraph-rsid="0024ac08"/>
    </style:style>
    <style:style style:name="P22" style:family="paragraph" style:parent-style-name="_21_Respuesta">
      <style:text-properties officeooo:rsid="0024ac08" officeooo:paragraph-rsid="0025b69b"/>
    </style:style>
    <style:style style:name="P23" style:family="paragraph" style:parent-style-name="_21_Respuesta">
      <style:text-properties officeooo:rsid="0024ac08" officeooo:paragraph-rsid="002aa835"/>
    </style:style>
    <style:style style:name="P24" style:family="paragraph" style:parent-style-name="_21_Respuesta">
      <style:text-properties officeooo:rsid="0024ac08" officeooo:paragraph-rsid="002de33d"/>
    </style:style>
    <style:style style:name="P25" style:family="paragraph" style:parent-style-name="_21_Respuesta">
      <style:text-properties officeooo:rsid="003117c0" officeooo:paragraph-rsid="00327d26"/>
    </style:style>
    <style:style style:name="P26" style:family="paragraph" style:parent-style-name="_21_Respuesta">
      <style:text-properties officeooo:rsid="003c0a95" officeooo:paragraph-rsid="003c0a95"/>
    </style:style>
    <style:style style:name="P27" style:family="paragraph" style:parent-style-name="_21_Respuesta">
      <style:text-properties officeooo:rsid="0043d1c4" officeooo:paragraph-rsid="0043d1c4"/>
    </style:style>
    <style:style style:name="P28" style:family="paragraph" style:parent-style-name="_21_Respuesta">
      <style:text-properties officeooo:rsid="004b8835" officeooo:paragraph-rsid="004b8835"/>
    </style:style>
    <style:style style:name="P29" style:family="paragraph" style:parent-style-name="_21_Respuesta">
      <style:text-properties officeooo:rsid="00506ced" officeooo:paragraph-rsid="00506ced"/>
    </style:style>
    <style:style style:name="P30" style:family="paragraph" style:parent-style-name="_21_Respuesta">
      <style:text-properties officeooo:rsid="005325c6" officeooo:paragraph-rsid="005325c6"/>
    </style:style>
    <style:style style:name="P31" style:family="paragraph" style:parent-style-name="_21_Respuesta">
      <style:text-properties officeooo:rsid="00542f86" officeooo:paragraph-rsid="00542f86"/>
    </style:style>
    <style:style style:name="P32" style:family="paragraph" style:parent-style-name="_21_Respuesta">
      <style:text-properties officeooo:rsid="0056453c" officeooo:paragraph-rsid="0056453c"/>
    </style:style>
    <style:style style:name="P33" style:family="paragraph" style:parent-style-name="_21_Respuesta">
      <style:text-properties officeooo:rsid="00571a69" officeooo:paragraph-rsid="00571a69"/>
    </style:style>
    <style:style style:name="P34" style:family="paragraph" style:parent-style-name="_21_Respuesta">
      <style:text-properties officeooo:rsid="005b3d42" officeooo:paragraph-rsid="005b3d42"/>
    </style:style>
    <style:style style:name="P35" style:family="paragraph" style:parent-style-name="_21_Respuesta">
      <style:text-properties officeooo:rsid="005bcc87" officeooo:paragraph-rsid="005bcc87"/>
    </style:style>
    <style:style style:name="P36" style:family="paragraph" style:parent-style-name="_21_Respuesta">
      <style:text-properties officeooo:rsid="005d41c8" officeooo:paragraph-rsid="005d41c8"/>
    </style:style>
    <style:style style:name="P37" style:family="paragraph" style:parent-style-name="_21_Respuesta">
      <style:text-properties officeooo:rsid="005ec636" officeooo:paragraph-rsid="005ec636"/>
    </style:style>
    <style:style style:name="P38" style:family="paragraph" style:parent-style-name="_21_Respuesta">
      <style:text-properties style:font-name="JetBrains Mono1" fo:font-size="11pt" officeooo:rsid="003526fe" officeooo:paragraph-rsid="003526fe"/>
    </style:style>
    <style:style style:name="P39" style:family="paragraph" style:parent-style-name="_21_Respuesta">
      <style:text-properties style:font-name="JetBrains Mono1" fo:font-size="11pt" officeooo:rsid="0037e786" officeooo:paragraph-rsid="0037e786"/>
    </style:style>
    <style:style style:name="P40" style:family="paragraph" style:parent-style-name="_21_Respuesta">
      <style:text-properties style:font-name="JetBrains Mono1" fo:font-size="11pt" officeooo:rsid="0048d721" officeooo:paragraph-rsid="0048d721"/>
    </style:style>
    <style:style style:name="P41" style:family="paragraph" style:parent-style-name="_21_Respuesta">
      <style:text-properties officeooo:rsid="00581e24" officeooo:paragraph-rsid="00581e24"/>
    </style:style>
    <style:style style:name="P42" style:family="paragraph" style:parent-style-name="_21_Enunciado">
      <style:paragraph-properties fo:break-before="page"/>
    </style:style>
    <style:style style:name="P43" style:family="paragraph" style:parent-style-name="_21_Enunciado">
      <style:paragraph-properties fo:break-before="page"/>
      <style:text-properties fo:color="#00a933" loext:opacity="100%" style:font-name="JetBrains Mono1" fo:font-size="11pt" fo:font-weight="bold" officeooo:rsid="005325c6" officeooo:paragraph-rsid="005325c6" style:font-weight-asian="bold" style:font-weight-complex="bold"/>
    </style:style>
    <style:style style:name="P44" style:family="paragraph" style:parent-style-name="_21_Enunciado" style:master-page-name="HTML">
      <style:paragraph-properties style:page-number="auto"/>
      <style:text-properties fo:color="#ff0000" loext:opacity="100%" style:font-name="JetBrains Mono" fo:font-size="12pt" fo:font-weight="bold" officeooo:rsid="001e6ed0" officeooo:paragraph-rsid="00178330"/>
    </style:style>
    <style:style style:name="P45" style:family="paragraph" style:parent-style-name="_21_Respuesta">
      <style:text-properties officeooo:rsid="005b3d42" officeooo:paragraph-rsid="005b3d42"/>
    </style:style>
    <style:style style:name="P46" style:family="paragraph" style:parent-style-name="_21_Respuesta">
      <style:text-properties officeooo:rsid="0043d1c4" officeooo:paragraph-rsid="0043d1c4"/>
    </style:style>
    <style:style style:name="T1" style:family="text">
      <style:text-properties officeooo:rsid="00208a30"/>
    </style:style>
    <style:style style:name="T2" style:family="text">
      <style:text-properties fo:color="#ff0000" loext:opacity="100%"/>
    </style:style>
    <style:style style:name="T3" style:family="text">
      <style:text-properties fo:color="#ff0000" loext:opacity="100%" style:font-name="JetBrains Mono Medium" fo:font-size="11pt" officeooo:rsid="0024ac08"/>
    </style:style>
    <style:style style:name="T4" style:family="text">
      <style:text-properties fo:color="#ff0000" loext:opacity="100%" style:font-name="JetBrains Mono Medium" fo:font-size="11pt" officeooo:rsid="0025b69b"/>
    </style:style>
    <style:style style:name="T5" style:family="text">
      <style:text-properties fo:color="#ff0000" loext:opacity="100%" style:font-name="JetBrains Mono Medium" fo:font-size="11pt" officeooo:rsid="002aa835"/>
    </style:style>
    <style:style style:name="T6" style:family="text">
      <style:text-properties fo:color="#ff0000" loext:opacity="100%" style:font-name="JetBrains Mono Medium" fo:font-size="11pt" officeooo:rsid="002de33d"/>
    </style:style>
    <style:style style:name="T7" style:family="text">
      <style:text-properties fo:color="#ff0000" loext:opacity="100%" style:font-name="JetBrains Mono Medium" fo:font-size="11pt" officeooo:rsid="003117c0"/>
    </style:style>
    <style:style style:name="T8" style:family="text">
      <style:text-properties fo:color="#ff0000" loext:opacity="100%" style:font-name="JetBrains Mono1" fo:font-size="11pt"/>
    </style:style>
    <style:style style:name="T9" style:family="text">
      <style:text-properties fo:color="#ff0000" loext:opacity="100%" style:font-name="JetBrains Mono1" fo:font-size="11pt" officeooo:rsid="003ded63"/>
    </style:style>
    <style:style style:name="T10" style:family="text">
      <style:text-properties fo:color="#ff0000" loext:opacity="100%" style:font-name="JetBrains Mono1" fo:font-size="11pt" officeooo:rsid="00421e18"/>
    </style:style>
    <style:style style:name="T11" style:family="text">
      <style:text-properties fo:color="#ff0000" loext:opacity="100%" style:font-name="JetBrains Mono1" fo:font-size="11pt" officeooo:rsid="004594a8"/>
    </style:style>
    <style:style style:name="T12" style:family="text">
      <style:text-properties fo:color="#ff0000" loext:opacity="100%" style:font-name="JetBrains Mono1" fo:font-size="11pt" officeooo:rsid="004d5c1c"/>
    </style:style>
    <style:style style:name="T13" style:family="text">
      <style:text-properties officeooo:rsid="002151d9"/>
    </style:style>
    <style:style style:name="T14" style:family="text">
      <style:text-properties officeooo:rsid="00276c7b"/>
    </style:style>
    <style:style style:name="T15" style:family="text">
      <style:text-properties officeooo:rsid="002893d5"/>
    </style:style>
    <style:style style:name="T16" style:family="text">
      <style:text-properties style:font-name="JetBrains Mono1" fo:font-size="11pt"/>
    </style:style>
    <style:style style:name="T17" style:family="text">
      <style:text-properties style:font-name="JetBrains Mono1" fo:font-size="11pt" officeooo:rsid="0029e08b"/>
    </style:style>
    <style:style style:name="T18" style:family="text">
      <style:text-properties style:font-name="JetBrains Mono1" fo:font-size="11pt" officeooo:rsid="002c0274"/>
    </style:style>
    <style:style style:name="T19" style:family="text">
      <style:text-properties style:font-name="JetBrains Mono1" fo:font-size="11pt" officeooo:rsid="00327d26"/>
    </style:style>
    <style:style style:name="T20" style:family="text">
      <style:text-properties style:font-name="JetBrains Mono1" fo:font-size="11pt" officeooo:rsid="003ded63"/>
    </style:style>
    <style:style style:name="T21" style:family="text">
      <style:text-properties style:font-name="JetBrains Mono1" fo:font-size="11pt" officeooo:rsid="00421e18"/>
    </style:style>
    <style:style style:name="T22" style:family="text">
      <style:text-properties style:font-name="JetBrains Mono1" fo:font-size="11pt" officeooo:rsid="0044905f"/>
    </style:style>
    <style:style style:name="T23" style:family="text">
      <style:text-properties style:font-name="JetBrains Mono1" fo:font-size="11pt" officeooo:rsid="004594a8"/>
    </style:style>
    <style:style style:name="T24" style:family="text">
      <style:text-properties style:font-name="JetBrains Mono1" fo:font-size="11pt" officeooo:rsid="00467ac7"/>
    </style:style>
    <style:style style:name="T25" style:family="text">
      <style:text-properties style:font-name="JetBrains Mono1" fo:font-size="11pt" officeooo:rsid="004d5c1c"/>
    </style:style>
    <style:style style:name="T26" style:family="text">
      <style:text-properties style:font-name="JetBrains Mono1" fo:font-size="11pt" officeooo:rsid="00520e64"/>
    </style:style>
    <style:style style:name="T27" style:family="text">
      <style:text-properties style:font-name="JetBrains Mono1" fo:font-size="11pt" officeooo:rsid="0052e173"/>
    </style:style>
    <style:style style:name="T28" style:family="text">
      <style:text-properties style:font-name="JetBrains Mono1" fo:font-size="11pt" officeooo:rsid="0061d1ca"/>
    </style:style>
    <style:style style:name="T29" style:family="text">
      <style:text-properties style:font-name="JetBrains Mono1" fo:font-size="11pt" officeooo:rsid="00416c19"/>
    </style:style>
    <style:style style:name="T30" style:family="text">
      <style:text-properties style:font-name="JetBrains Mono1" fo:font-size="11pt" officeooo:rsid="0063aa36"/>
    </style:style>
    <style:style style:name="T31" style:family="text">
      <style:text-properties officeooo:rsid="002c0274"/>
    </style:style>
    <style:style style:name="T32" style:family="text">
      <style:text-properties officeooo:rsid="002f9037"/>
    </style:style>
  </office:automatic-styles>
  <office:body>
    <office:text text:use-soft-page-breaks="true">
      <office:forms form:automatic-focus="false" form:apply-design-mode="false"/>
      <text:tracked-changes text:track-changes="false">
        <text:changed-region xml:id="ct1885592889488" text:id="ct1885592889488">
          <text:insertion>
            <office:change-info>
              <dc:creator>Autor desconocido</dc:creator>
              <dc:date>2021-11-23T13:08:54</dc:date>
            </office:change-info>
          </text:insertion>
        </text:changed-region>
        <text:changed-region xml:id="ct1885592884688" text:id="ct1885592884688">
          <text:deletion>
            <office:change-info>
              <dc:creator>Autor desconocido</dc:creator>
              <dc:date>2021-11-23T13:08:53</dc:date>
            </office:change-info>
            <text:p text:style-name="P27"><text:span text:style-name="T22">i</text:span></text:p>
          </text:deletion>
        </text:changed-region>
        <text:changed-region xml:id="ct1885592893088" text:id="ct1885592893088">
          <text:deletion>
            <office:change-info>
              <dc:creator>Autor desconocido</dc:creator>
              <dc:date>2021-11-23T13:09:05</dc:date>
            </office:change-info>
            <text:p text:style-name="P27"><text:span text:style-name="T24">libera entre otros bloques ocupados</text:span></text:p>
          </text:deletion>
        </text:changed-region>
        <text:changed-region xml:id="ct1885592893328" text:id="ct1885592893328">
          <text:insertion>
            <office:change-info>
              <dc:creator>Autor desconocido</dc:creator>
              <dc:date>2021-11-23T13:09:05</dc:date>
            </office:change-info>
          </text:insertion>
        </text:changed-region>
        <text:changed-region xml:id="ct1885592887568" text:id="ct1885592887568">
          <text:insertion>
            <office:change-info>
              <dc:creator>Autor desconocido</dc:creator>
              <dc:date>2021-11-23T12:27:30</dc:date>
            </office:change-info>
          </text:insertion>
        </text:changed-region>
        <text:changed-region xml:id="ct1885592884928" text:id="ct1885592884928">
          <text:deletion>
            <office:change-info>
              <dc:creator>Autor desconocido</dc:creator>
              <dc:date>2021-11-23T12:27:20</dc:date>
            </office:change-info>
            <text:p text:style-name="P34">10.- </text:p>
            <text:p text:style-name="P34"/>
          </text:deletion>
        </text:changed-region>
        <text:changed-region xml:id="ct1885592897648" text:id="ct1885592897648">
          <text:deletion>
            <office:change-info>
              <dc:creator>Autor desconocido</dc:creator>
              <dc:date>2021-11-23T12:24:55</dc:date>
            </office:change-info>
            <text:p text:style-name="P34"/>
            <text:p text:style-name="P34"/>
          </text:deletion>
        </text:changed-region>
        <text:changed-region xml:id="ct1885592895008" text:id="ct1885592895008">
          <text:insertion>
            <office:change-info>
              <dc:creator>Autor desconocido</dc:creator>
              <dc:date>2021-11-23T12:28:46</dc:date>
            </office:change-info>
          </text:insertion>
        </text:changed-region>
        <text:changed-region xml:id="ct1885592885888" text:id="ct1885592885888">
          <text:insertion>
            <office:change-info>
              <dc:creator>Autor desconocido</dc:creator>
              <dc:date>2021-11-23T12:29:27</dc:date>
            </office:change-info>
          </text:insertion>
        </text:changed-region>
        <text:changed-region xml:id="ct1885592895488" text:id="ct1885592895488">
          <text:insertion>
            <office:change-info>
              <dc:creator>Autor desconocido</dc:creator>
              <dc:date>2021-11-23T12:32:02</dc:date>
            </office:change-info>
          </text:insertion>
        </text:changed-region>
        <text:changed-region xml:id="ct1885592895728" text:id="ct1885592895728">
          <text:insertion>
            <office:change-info>
              <dc:creator>Autor desconocido</dc:creator>
              <dc:date>2021-11-23T12:33:06</dc:date>
            </office:change-info>
          </text:insertion>
        </text:changed-region>
        <text:changed-region xml:id="ct1885592895968" text:id="ct1885592895968">
          <text:insertion>
            <office:change-info>
              <dc:creator>Autor desconocido</dc:creator>
              <dc:date>2021-11-23T12:34:03</dc:date>
            </office:change-info>
          </text:insertion>
        </text:changed-region>
        <text:changed-region xml:id="ct1885592896208" text:id="ct1885592896208">
          <text:insertion>
            <office:change-info>
              <dc:creator>Autor desconocido</dc:creator>
              <dc:date>2021-11-23T12: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Ejercicios - Sistemas Operativos. Introducción.</text:p>
      <text:p text:style-name="P1"><text:span text:style-name="T2">1.-</text:span> Define con tus propias palabras el concepto de sistema operativo.</text:p>
      <text:p text:style-name="_21_Respuesta">Es un conjunto de programas que se encargan de realizar la comunicación entre el usuario <text:span text:style-name="T13">o las aplicaciones</text:span> y el hardware del ordenador.</text:p>
      <text:p text:style-name="P1"><text:span text:style-name="T2">2.-</text:span> Enumera los diferentes recursos que debe gestionar internamente el sistema operativo, liberando así de esta tarea a los programas y usuarios.</text:p>
      <text:p text:style-name="_21_Respuesta">Gestiona principalmente: los procesos, la memoria, los archivos y la entrada / salida.</text:p>
      <text:p text:style-name="P2"><text:span text:style-name="T3">3</text:span><text:span text:style-name="T2">.-</text:span> ¿Cuál es la característica principal de un sistema operativo monotarea?</text:p>
      <text:p text:style-name="P21">Son aquellos que solo pueden administrar un proceso a la vez, este tiene que terminar para que se pueda ejecutar el siguiente.</text:p>
      <text:p text:style-name="P3"><text:span text:style-name="T4">4</text:span><text:span text:style-name="T2">.-</text:span> ¿Y la de un sistema operativo de red?</text:p>
      <text:p text:style-name="P22">S<text:span text:style-name="T14">on aquellos que </text:span><text:span text:style-name="T15">utilizan una red de equipos (clientes) que</text:span><text:span text:style-name="T14"> </text:span><text:span text:style-name="T17">derivan la mayor parte de sus procesos a</text:span><text:span text:style-name="T14"> una máquina remota (servidor).</text:span></text:p>
      <text:p text:style-name="P4"><text:span text:style-name="T5">5</text:span><text:span text:style-name="T2">.-</text:span> ¿Puede un sistema operativo ser multitarea y centralizado a la vez? Razona la respuesta.</text:p>
      <text:p text:style-name="P23">S<text:span text:style-name="T31">í, este tipo de SO gestionan los recursos de manera que </text:span><text:span text:style-name="T18">en</text:span><text:span text:style-name="T31"> una sola CPU se ejecutan varias tareas “a la vez”.</text:span></text:p>
      <text:p text:style-name="P5"><text:span text:style-name="T6">6</text:span><text:span text:style-name="T2">.-</text:span> Explica el funcionamiento de un sistema operativo con estructura monolítica y los inconvenientes de este sistema.</text:p>
      <text:p text:style-name="P24">S<text:span text:style-name="T32">on los SO más simples, cuentan con un núcleo que se encarga se casi todas las tareas, de forma que minimizamos el número de procesos, el inconveniente es que carecen de flexibilidad para adaptarse a diferentes tareas, de forma que suelen estar diseñados a medida para resolver una tarea en concreto.</text:span></text:p>
      <text:p text:style-name="P6"><text:span text:style-name="T7">7</text:span><text:span text:style-name="T2">.-</text:span> Explica la diferencia entre programa y proceso.</text:p>
      <text:p text:style-name="P25">Un programa es un <text:span text:style-name="T16">conjunto de instrucciones guardadas en memoria </text:span><text:span text:style-name="T19">(elemento pasivo)</text:span><text:span text:style-name="T16"> y un proceso es la ejecución de estas instrucciones </text:span><text:span text:style-name="T19">(elemento activo)</text:span><text:span text:style-name="T16">.</text:span></text:p>
      <text:p text:style-name="P7"><text:span text:style-name="T8">8.-</text:span><text:span text:style-name="T16"> Cuando varios procesos están en ejecución, el planificador o “dispatcher” decide quién ocupa el procesador. Nombra al menos dos algoritmos de planificación de procesos que usen los sistemas operativos.</text:span></text:p>
      <text:p text:style-name="P38">FIFO (first in first out) y SJF (shortest job first).</text:p>
      <text:p text:style-name="_21_Enunciado"><text:span text:style-name="T8">9.-</text:span><text:span text:style-name="T16"> Cuando un sistema operativo permite la multiprogramación (muchos programas en ejecución), ¿la asignación de memoria debe ser fija o dinámica?</text:span></text:p>
      <text:p text:style-name="P39">Se pueden utiilzar ambas, pero es más recomendable a dinámica, ya que aprovecha mejor los espacios de memoria y no genera fragmentación.</text:p>
      <text:p text:style-name="P8"><text:span text:style-name="T8">10.-</text:span><text:span text:style-name="T16"> Explica la diferencia principal entre la paginación y la segmentación.</text:span></text:p>
      <text:p text:style-name="P26"><text:span text:style-name="T16">La principal diferencia es que una página tiene un tamaño fijo (el del marco) y un segmento tamaño variable. </text:span><text:span text:style-name="T20">La paginación genera fragmentación interna y la segmentación externa.</text:span></text:p>
      <text:p text:style-name="P42"><text:span text:style-name="T9">11.-</text:span><text:span text:style-name="T20"> Dado que la memoria central es limitada en capacidad, se puede utilizar memoria secundaria para simular que tenemos más memoria principal. ¿Cómo se denomina está técnica?</text:span></text:p>
      <text:p text:style-name="_21_Respuesta"><text:span text:style-name="T30">Memoria virtual o s</text:span><text:span text:style-name="T29">wapping, se trata de utilizar una cantidad de RAM mayor a la que dispone el PC, lo que no cabe en memoria se almacena en paginas o segmentos dentro del disco duro, </text:span><text:span text:style-name="T21">este intercambio entre RAM y memoria secundaria lo administra la MMU.</text:span></text:p>
      <text:p text:style-name="P9"><text:span text:style-name="T10">1</text:span><text:span text:style-name="T8">2.-</text:span><text:span text:style-name="T16"> ¿Qué es la fragmentación? ¿Qué tipos hay y cuándo se dan?</text:span></text:p>
      <text:p text:style-name="P27"><text:span text:style-name="T16">Cuando </text:span><text:span text:style-name="T22">entre espacios de memoria secuenciales se quedan bloques vac</text:span><text:change-start text:change-id="ct1885592889488"/><text:span text:style-name="T28">í</text:span><text:change-end text:change-id="ct1885592889488"/><text:change text:change-id="ct1885592884688"/><text:span text:style-name="T22">os se llama fragmentación, son espacios que el sistema no puede utilizar en un momento determinado. </text:span><text:span text:style-name="T23">Existe la fragmentación interna, se da en </text:span><text:span text:style-name="T24">la memoria fija cuando un bloque se </text:span><text:change text:change-id="ct1885592893088"/><text:change-start text:change-id="ct1885592893328"/><text:span text:style-name="T28">marca como ocupado pero el proceso no lo ocupa en su totalidad</text:span><text:change-end text:change-id="ct1885592893328"/><text:span text:style-name="T24">,</text:span><text:span text:style-name="T23"> y la externa, se da en la </text:span><text:span text:style-name="T24">dinámica, cuando existen espacios demasiado pequeños para una tarea</text:span><text:span text:style-name="T23">.</text:span></text:p>
      <text:p text:style-name="P10"><text:span text:style-name="T11">1</text:span><text:span text:style-name="T8">3.-</text:span><text:span text:style-name="T16"> Para la transferencia de información desde o hacia un dispositivo se puede utilizar un controlador DMA. ¿Cuál es su forma de funcionamiento?</text:span></text:p>
      <text:p text:style-name="P40">Direct Memory Acces, permite que un dispositivo E/S se comunique directamente con la RAM sin crear interrupciones en la CPU.</text:p>
      <text:p text:style-name="P11"><text:span text:style-name="T8">14.-</text:span><text:span text:style-name="T16"> Para gestionar el control de los periféricos, el sistema operativo puede utilizar E/S por interrupciones. ¿En qué consiste esta técnica?</text:span></text:p>
      <text:p text:style-name="P28"><text:span text:style-name="T16">El procesador envía una orden de E/S y continua ejecutando otras instrucciones, cuando el dispositivo E/S completa la orden interrumpe (pausa) al procesador. </text:span><text:span text:style-name="T25">En este caso el dispositivo E/S no tiene que esperar a que la CPU termine de ejecutar procesos.</text:span></text:p>
      <text:p text:style-name="P12"><text:span text:style-name="T12">15.-</text:span><text:span text:style-name="T25"> ¿Qué información se almacena en una entrada de directorio?</text:span></text:p>
      <text:p text:style-name="P29"><text:span text:style-name="T25">N</text:span><text:span text:style-name="T16">ombre del fichero, tipo, ubicación, tamaño, posición, permisos, contador de </text:span><text:span text:style-name="T27">procesos que lo estan utilizando</text:span><text:span text:style-name="T16">, hora y fecha y identificación de </text:span><text:span text:style-name="T26">los</text:span><text:span text:style-name="T16"> procesos que han accedido a este.</text:span></text:p>
      <text:p text:style-name="P43">VERDADERO O FALSO</text:p>
      <text:p text:style-name="_21_Enunciado"><text:span text:style-name="T2">1.-</text:span> Un sistema monousuario puede ser multitarea.</text:p>
      <text:p text:style-name="P30">Verdadero</text:p>
      <text:p text:style-name="P13"><text:span text:style-name="T2">2.-</text:span> El sistema operativo MS-DOS es un ejemplo de sistema multitarea.</text:p>
      <text:p text:style-name="P31">Falso, MS-DOS era monotarea, los sistemas MS Windows són multitarea.</text:p>
      <text:p text:style-name="P14"><text:span text:style-name="T2">3.-</text:span> Un sistema operativo de tipo centralizado centraliza todos los recursos de una red de forma que la distribución de los recursos es transparente para el usuario.</text:p>
      <text:p text:style-name="P32">Falso, un sistema centralizado no comparte los recursos por la red.</text:p>
      <text:p text:style-name="P15"><text:span text:style-name="T2">4.-</text:span> En un sistema operativo distribuido el usuario debe conocer bien dónde se encuentra cada uno de los recursos para poder conectarse a ellos de forma adecuada.</text:p>
      <text:p text:style-name="P32">Verdadero.</text:p>
      <text:p text:style-name="P15"><text:span text:style-name="T2">5.-</text:span> Los sistemas operativos actuales se dividen en capas, siendo todas ellas dependientes del hardware del ordenador.</text:p>
      <text:p text:style-name="P32">Falso, sólo las capas más bajas (núcleo) se comunican con el hardware.</text:p>
      <text:p text:style-name="P15"><text:span text:style-name="T2">6.-</text:span> Un sistema en que se realicen muchas operaciones de entrada salida y poco uso de la CPU es ideal para la multiprogramación.</text:p>
      <text:p text:style-name="P33">Verdadero.</text:p>
      <text:p text:style-name="P16"><text:span text:style-name="T2">7.-</text:span> Para ejecutar un proceso es necesario asignarle unas direcciones de memoria exclusivas para él.</text:p>
      <text:p text:style-name="P41">Verdadero.</text:p>
      <text:p text:style-name="P17"><text:span text:style-name="T2">8.-</text:span> Un proceso puede pasar del estado de listo al estado de ejecución o de espera, según el caso.</text:p>
      <text:p text:style-name="P34"><text:span text:style-name="T16">Falso, si el proceso está listo significa que ya ha terminado de ejecutarse</text:span>.</text:p>
      <text:p text:style-name="P17"><text:span text:style-name="T2">9.-</text:span> Un proceso en ejecución puede pasar a la cola de listos o al estado de bloqueado según el caso.</text:p>
      <text:p text:style-name="P34">Verdadero.<text:change-start text:change-id="ct1885592887568"/></text:p>
      <text:p text:style-name="P17"><text:span text:style-name="T2">10.-</text:span> La planificación de tipo expulsivo es útil para garantizar el aplazamiento indefinido de los procesos.</text:p>
      <text:p text:style-name="P34"><text:change-end text:change-id="ct1885592887568"/><text:change text:change-id="ct1885592884928"/><text:change text:change-id="ct1885592897648"/><text:change-start text:change-id="ct1885592895008"/>Verdadero.</text:p>
      <text:p text:style-name="P17"><text:span text:style-name="T2">11.-</text:span> En gestión de procesos se debe cumplir que, si se tienen cargas ligeras en el sistema, la respuesta ante las mismas debe ser rápida.</text:p>
      <text:p text:style-name="P35"><text:change-end text:change-id="ct1885592895008"/><text:change-start text:change-id="ct1885592885888"/>Falso, depende del sistema de gestión de procesos que estemos utilizando,</text:p>
      <text:p text:style-name="P18"><text:span text:style-name="T2">12.-</text:span> Los interbloqueos se dan cuando varios procesos están en una cadena de espera.</text:p>
      <text:p text:style-name="P36"><text:change-end text:change-id="ct1885592885888"/><text:change-start text:change-id="ct1885592895488"/>Falso, los inerbloqueos se dan cuando varios procesos se bloquean entre ellos y compiten por los recursos del sistema.</text:p>
      <text:p text:style-name="P19"/>
      <text:p text:style-name="P19"><text:soft-page-break/><text:span text:style-name="T2">13.-</text:span> El sistema operativo debe disponer de mecanismos para evitar los interbloqueos</text:p>
      <text:p text:style-name="P36">Verdadero.</text:p>
      <text:p text:style-name="P19"><text:span text:style-name="T2">14.-</text:span> <text:change-end text:change-id="ct1885592895488"/><text:change-start text:change-id="ct1885592895728"/>Las condiciones de carrera se relacionan con la gestión de memoria y se dan cuando ocurren muchos fallos de página sucesivos al utilizar memoria virtual.</text:p>
      <text:p text:style-name="P37">Falso, ocurre con la gestión de procesos<text:change-end text:change-id="ct1885592895728"/><text:change-start text:change-id="ct1885592895968"/> cuando los procesos no se ejecutan en el orden esperado.</text:p>
      <text:p text:style-name="P20"><text:span text:style-name="T2">15.-</text:span> Las condiciones de carrera se relacionan con la gestión de procesos y tienen lugar cuando varios procesos acceden a un recurso compartido sin que haya un control adecuado.</text:p>
      <text:p text:style-name="P37">Verdadero<text:change-end text:change-id="ct1885592895968"/><text:change-start text:change-id="ct1885592896208"/>.<text:change-end text:change-id="ct188559289620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mo" svg:font-family="Jetmo" style:font-adornments="Itálica"/>
    <style:font-face style:name="Lohit Devanagari1" svg:font-family="'Lohit Devanagari'"/>
    <style:font-face style:name="JetBrains Mono1" svg:font-family="'JetBrains Mono'" style:font-adornments="Normal" style:font-pitch="fixed"/>
    <style:font-face style:name="JetBrains Mono" svg:font-family="'JetBrains Mono'" style:font-family-generic="modern" style:font-pitch="fixed"/>
    <style:font-face style:name="JetBrains Mono2" svg:font-family="'JetBrains Mono'" style:font-adornments="Normal" style:font-family-generic="modern" style:font-pitch="fixed"/>
    <style:font-face style:name="JetBrains Mono Medium" svg:font-family="'JetBrains Mono Medium'"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Jetmo" fo:font-family="Jetmo" style:font-style-name="Itálica" fo:font-size="12pt" fo:font-style="italic" fo:font-weight="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text-properties style:font-name="JetBrains Mono2" fo:font-family="'JetBrains Mono'" style:font-style-name="Normal" style:font-family-generic="modern" style:font-pitch="fixed" fo:font-size="10pt" fo:font-weight="normal"/>
    </style:style>
    <style:style style:name="Header" style:family="paragraph" style:parent-style-name="Header_20_and_20_Footer" style:class="extra">
      <style:paragraph-properties fo:text-align="center" style:justify-single-word="false" fo:padding="0.049cm" fo:border-left="none" fo:border-right="none" fo:border-top="none" fo:border-bottom="0.06pt solid #000000" text:number-lines="false" text:line-number="0">
        <style:tab-stops>
          <style:tab-stop style:position="9.999cm"/>
        </style:tab-stops>
      </style:paragraph-properties>
      <style:text-properties fo:text-transform="uppercas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1_Enunciado" style:display-name="!Enunciado" style:family="paragraph" style:parent-style-name="Standard" style:next-style-name="_21_Respuesta" style:master-page-name="">
      <style:paragraph-properties fo:margin-top="0cm" fo:margin-bottom="0.199cm" style:contextual-spacing="false" fo:text-align="justify" style:justify-single-word="false" style:page-number="auto"/>
      <style:text-properties fo:color="#0000ff" loext:opacity="100%" style:font-name="JetBrains Mono Medium" fo:font-family="'JetBrains Mono Medium'" style:font-style-name="Normal" style:font-family-generic="modern" style:font-pitch="fixed" fo:font-size="11pt" fo:font-weight="normal"/>
    </style:style>
    <style:style style:name="_21_Respuesta" style:display-name="!Respuesta" style:family="paragraph" style:parent-style-name="Standard" style:next-style-name="_21_Enunciado" style:master-page-name="">
      <style:paragraph-properties fo:margin-top="0cm" fo:margin-bottom="0.199cm" style:contextual-spacing="true" fo:text-align="justify" style:justify-single-word="false" style:page-number="auto"/>
      <style:text-properties style:font-name="JetBrains Mono1" fo:font-family="'JetBrains Mono'" style:font-style-name="Normal" style:font-pitch="fixed" fo:font-size="11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08a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
      </style:header>
    </style:master-page>
    <style:master-page style:name="HTML" style:page-layout-name="Mpm2">
      <style:header>
        <text:p text:style-name="Header"><text:date style:data-style-name="N37" text:date-value="2021-11-09T12:17:05.921000051" text:fixed="true">09/11/21</text:date><text:tab/> <text:s/><text:tab/> <text:file-name text:display="name">UD 04_Actividad 01a</text:file-name><text:s/>- <text:span text:style-name="MT1">SISTEMES</text:span></text:p>
      </style:header>
      <style:footer>
        <text:p text:style-name="Header_20_and_20_Footer"><text:s text:c="3"/><text:tab/>Página <text:page-number text:select-page="current">4</text:page-number><text:s/>de <text:page-count>4</text:page-count><text:tab/> <text:s text:c="13"/>Víctor Piles 2º SMX A</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9T12:17:06.405000000</meta:creation-date>
    <meta:editing-duration>PT1H35M35S</meta:editing-duration>
    <meta:editing-cycles>58</meta:editing-cycles>
    <meta:generator>LibreOffice/7.1.4.2$Windows_X86_64 LibreOffice_project/a529a4fab45b75fefc5b6226684193eb000654f6</meta:generator>
    <dc:date>2021-11-23T13:22:43.353000000</dc:date>
    <meta:document-statistic meta:table-count="0" meta:image-count="0" meta:object-count="0" meta:page-count="4" meta:paragraph-count="64" meta:word-count="1098" meta:character-count="6756" meta:non-whitespace-character-count="5700"/>
  </office:meta>
</office:document-meta>
</file>